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27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.27cm"/>
        </style:tab-stops>
      </style:paragraph-properties>
      <style:text-properties style:text-position="0% 100%" fo:language="en" fo:country="ZA" style:font-name-complex="Arial"/>
    </style:style>
    <style:style style:name="P3" style:family="paragraph" style:parent-style-name="Header" style:master-page-name="First_20_Page">
      <style:paragraph-properties fo:margin-top="0.212cm" fo:margin-bottom="0.423cm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style:text-position="0% 100%" fo:language="en" fo:country="ZA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is is the map for your journey. It will help you focus, keep you on track and give you a way of measuring your progress. Keep your business plan to the point. <text:s/></text:p>
      <text:p text:style-name="Header">Make sure that you:</text:p>
      <text:p text:style-name="P1"><text:span text:style-name="T1">Descri</text:span><text:span text:style-name="T1">be your product or service.</text:span></text:p>
      <text:p text:style-name="P1"><text:span text:style-name="T1">A</text:span><text:span text:style-name="T1">nalyse your market.</text:span></text:p>
      <text:p text:style-name="P1"><text:span text:style-name="T1">Create a</text:span><text:span text:style-name="T1"> profile of your customers.</text:span></text:p>
      <text:p text:style-name="P1"><text:span text:style-name="T1">Know how</text:span><text:span text:style-name="T1"> you intend to make yourself known.</text:span></text:p>
      <text:p text:style-name="P1"><text:span text:style-name="T1">Get m</text:span><text:span text:style-name="T1">anufacturing details.</text:span></text:p>
      <text:p text:style-name="P1"><text:span text:style-name="T1">Get a clear view of your f</text:span><text:span text:style-name="T1">inances – what you have, what you need and what you anticipate making.</text:span></text:p>
      <text:p text:style-name="P2">Conduct a SWOT analysis: </text:p>
      <text:p text:style-name="P2">Strengths</text:p>
      <text:p text:style-name="P2">Weaknesses</text:p>
      <text:p text:style-name="P2">Opportunities</text:p>
      <text:p text:style-name="P2">Threat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imbus Roman No9 L" fo:font-size="12pt" fo:language="en" fo:country="ZA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text-position="-41% 100%" style:font-name="Arial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text-position="0% 100%" fo:language="en" fo:country="ZA" style:font-name-complex="Arial"/>
    </style:style>
    <style:style style:name="WW8Num1z2" style:family="text">
      <style:text-properties style:font-name="Arial" style:font-name-asian="Times New Roman" style:font-name-complex="Arial"/>
    </style:style>
    <style:style style:name="WW8Num2z0" style:family="text">
      <style:text-properties style:font-name="Wingdings" style:text-underline-style="none" style:font-name-asian="Times New Roman" style:font-name-complex="Aria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prefix="2." style:num-format="1">
        <style:list-level-properties text:list-level-position-and-space-mode="label-alignment">
          <style:list-level-label-alignment text:label-followed-by="listtab" text:list-tab-stop-position="1.52cm" fo:text-indent="-1.27cm" fo:margin-left="1.52cm"/>
        </style:list-level-properties>
      </text:list-level-style-number>
      <text:list-level-style-number text:level="3" text:style-name="WW8Num1z2" style:num-format="1" text:start-value="2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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1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1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prefix="a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1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prefix="1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1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prefix="a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1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501cm" fo:margin-bottom="1.501cm" fo:margin-left="2.011cm" fo:margin-right="2.011cm" style:writing-mode="lr-tb" style:layout-grid-color="#c0c0c0" style:layout-grid-lines="46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This is the map for your journey</dc:title>
    <meta:creation-date>2009-01-31T15:38:00</meta:creation-date>
    <dc:creator>Mike Chiles</dc:creator>
    <dc:date>2009-08-11T13:01:28.45</dc:date>
    <meta:editing-cycles>9</meta:editing-cycles>
    <meta:editing-duration>PT00H03M25S</meta:editing-duration>
    <meta:generator>OpenOffice.org/3.1$Win32 OpenOffice.org_project/310m11$Build-9399</meta:generator>
    <meta:document-statistic meta:table-count="0" meta:image-count="0" meta:object-count="0" meta:page-count="1" meta:paragraph-count="13" meta:word-count="88" meta:character-count="499"/>
  </office:meta>
</office:document-meta>
</file>